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11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5" style:apply-style-name="Sex_5f_Back" style:base-cell-address="Sheet1.Q64"/>
    </style:style>
    <style:style style:name="ce2" style:family="table-cell" style:parent-style-name="Back_5f_Sex">
      <style:table-cell-properties fo:background-color="#ffffff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681in" svg:height="3.7228in" svg:x="0in" svg:y="10.9961in">
            <draw:object draw:notify-on-update-of-ranges="Sheet1.B1:Sheet1.B64 Sheet1.C1:Sheet1.C64 Sheet1.D1:Sheet1.D64 Sheet1.E1:Sheet1.E64 Sheet1.F1:Sheet1.F64 Sheet1.G1:Sheet1.G64 Sheet1.H1:Sheet1.H64 Sheet1.I1:Sheet1.I64 Sheet1.J1:Sheet1.J64 Sheet1.K1:Sheet1.K64 Sheet1.L1:Sheet1.L64 Sheet1.M1:Sheet1.M64 Sheet1.N1:Sheet1.N64 Sheet1.O1:Sheet1.O64 Sheet1.P1:Sheet1.P64 Sheet1.Q1:Sheet1.Q6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ce1"/>
        <table:table-column table:style-name="co2" table:number-columns-repeated="1007" table:default-cell-style-name="ce1"/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7">
            <text:p>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4">
            <text:p>14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3">
            <text:p>23</text:p>
          </table:table-cell>
          <table:table-cell table:number-columns-repeated="3" table:style-name="Default" office:value-type="float" office:value="4">
            <text:p>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4">
            <text:p>24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5">
            <text:p>25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7">
            <text:p>7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" table:style-name="Default" office:value-type="float" office:value="14">
            <text:p>14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7">
            <text:p>7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1">
            <text:p>1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7">
            <text:p>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4">
            <text:p>14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10">
            <text:p>1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2">
            <text:p>12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number-columns-repeated="8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4">
            <text:p>4</text:p>
          </table:table-cell>
          <table:table-cell table:number-columns-repeated="8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7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22">
            <text:p>2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23">
            <text:p>23</text:p>
          </table:table-cell>
          <table:table-cell table:number-columns-repeated="9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 table:style-name="Default" office:value-type="float" office:value="0">
            <text:p>0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24">
            <text:p>24</text:p>
          </table:table-cell>
          <table:table-cell table:number-columns-repeated="9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8">
            <text:p>8</text:p>
          </table:table-cell>
          <table:table-cell table:number-columns-repeated="9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number-columns-repeated="9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9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 table:style-name="Default" office:value-type="float" office:value="0">
            <text:p>0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number-columns-repeated="9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1">
            <text:p>1</text:p>
          </table:table-cell>
          <table:table-cell table:number-columns-repeated="15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6">
            <text:p>6</text:p>
          </table:table-cell>
          <table:table-cell table:number-columns-repeated="7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">
            <text:p>3</text:p>
          </table:table-cell>
          <table:table-cell table:number-columns-repeated="3"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2">
            <text:p>12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88">
            <text:p>88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3">
            <text:p>3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">
            <text:p>2</text:p>
          </table:table-cell>
          <table:table-cell table:number-columns-repeated="8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2">
            <text:p>12</text:p>
          </table:table-cell>
          <table:table-cell table:number-columns-repeated="9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">
            <text:p>5</text:p>
          </table:table-cell>
          <table:table-cell table:number-columns-repeated="8" table:style-name="Default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07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ck_5f_Sex" style:display-name="Back_Sex" style:family="table-cell" style:parent-style-name="Default">
      <style:table-cell-properties fo:background-color="#ff0000"/>
    </style:style>
    <style:style style:name="Sex_5f_Back" style:display-name="Sex_Back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ician </meta:initial-creator>
    <meta:creation-date>2012-01-24T21:06:37</meta:creation-date>
    <dc:date>2012-10-28T12:02:55</dc:date>
    <dc:creator>magician </dc:creator>
    <meta:editing-duration>PT1H45M10S</meta:editing-duration>
    <meta:editing-cycles>9</meta:editing-cycles>
    <meta:generator>LibreOffice/3.5$Linux_x86 LibreOffice_project/350m1$Build-2</meta:generator>
    <meta:document-statistic meta:table-count="3" meta:cell-count="10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deep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ffd320" draw:fill-gradient-name="Radial_5f_20_5f_green_5f_2f_5f_black" draw:fill-hatch-name="Black_5f_20_5f_45_5f_20_5f_Degrees_5f_20_5f_Wide"/>
    </style:style>
  </office:automatic-styles>
  <office:body>
    <office:chart>
      <chart:chart svg:width="15.922cm" svg:height="9.457cm" xlink:href=".." xlink:type="simple" chart:class="chart:bar" chart:style-name="ch1">
        <chart:plot-area chart:style-name="ch2" table:cell-range-address="Sheet1.B1:Sheet1.Q64" svg:x="0.795cm" svg:y="0.758cm" svg:width="14.516cm" svg:height="7.976cm" dr3d:transform="matrix (0.937250944888388 0.0665847169776786 0.342238428249702 -0.201905087079627 0.903907834337208 0.377074213962167 -0.284244616689906 -0.422512842986838 0.86063226490411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602cm" svg:y="0.7cm" svg:width="12.082cm" svg:height="7.04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Sheet1.B1:Sheet1.B64" chart:class="chart:bar">
            <chart:data-point chart:repeated="64"/>
          </chart:series>
          <chart:series chart:style-name="ch7" chart:values-cell-range-address="Sheet1.C1:Sheet1.C64" chart:class="chart:bar">
            <chart:data-point chart:repeated="64"/>
          </chart:series>
          <chart:series chart:style-name="ch8" chart:values-cell-range-address="Sheet1.D1:Sheet1.D64" chart:class="chart:bar">
            <chart:data-point chart:repeated="64"/>
          </chart:series>
          <chart:series chart:style-name="ch9" chart:values-cell-range-address="Sheet1.E1:Sheet1.E64" chart:class="chart:bar">
            <chart:data-point chart:repeated="64"/>
          </chart:series>
          <chart:series chart:style-name="ch10" chart:values-cell-range-address="Sheet1.F1:Sheet1.F64" chart:class="chart:bar">
            <chart:data-point chart:repeated="64"/>
          </chart:series>
          <chart:series chart:style-name="ch11" chart:values-cell-range-address="Sheet1.G1:Sheet1.G64" chart:class="chart:bar">
            <chart:data-point chart:repeated="64"/>
          </chart:series>
          <chart:series chart:style-name="ch12" chart:values-cell-range-address="Sheet1.H1:Sheet1.H64" chart:class="chart:bar">
            <chart:data-point chart:repeated="64"/>
          </chart:series>
          <chart:series chart:style-name="ch13" chart:values-cell-range-address="Sheet1.I1:Sheet1.I64" chart:class="chart:bar">
            <chart:data-point chart:repeated="64"/>
          </chart:series>
          <chart:series chart:style-name="ch14" chart:values-cell-range-address="Sheet1.J1:Sheet1.J64" chart:class="chart:bar">
            <chart:data-point chart:repeated="64"/>
          </chart:series>
          <chart:series chart:style-name="ch15" chart:values-cell-range-address="Sheet1.K1:Sheet1.K64" chart:class="chart:bar">
            <chart:data-point chart:repeated="64"/>
          </chart:series>
          <chart:series chart:style-name="ch16" chart:values-cell-range-address="Sheet1.L1:Sheet1.L64" chart:class="chart:bar">
            <chart:data-point chart:repeated="64"/>
          </chart:series>
          <chart:series chart:style-name="ch17" chart:values-cell-range-address="Sheet1.M1:Sheet1.M64" chart:class="chart:bar">
            <chart:data-point chart:repeated="64"/>
          </chart:series>
          <chart:series chart:style-name="ch6" chart:values-cell-range-address="Sheet1.N1:Sheet1.N64" chart:class="chart:bar">
            <chart:data-point chart:repeated="64"/>
          </chart:series>
          <chart:series chart:style-name="ch7" chart:values-cell-range-address="Sheet1.O1:Sheet1.O64" chart:class="chart:bar">
            <chart:data-point chart:repeated="64"/>
          </chart:series>
          <chart:series chart:style-name="ch8" chart:values-cell-range-address="Sheet1.P1:Sheet1.P64" chart:class="chart:bar">
            <chart:data-point chart:repeated="64"/>
          </chart:series>
          <chart:series chart:style-name="ch9" chart:values-cell-range-address="Sheet1.Q1:Sheet1.Q64" chart:class="chart:bar">
            <chart:data-point chart:repeated="6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64</svg:desc>
                </draw:g>
              </table:table-cell>
              <table:table-cell office:value-type="float" office:value="0">
                <text:p>0</text:p>
                <draw:g>
                  <svg:desc>Sheet1.C1:Sheet1.C64</svg:desc>
                </draw:g>
              </table:table-cell>
              <table:table-cell office:value-type="float" office:value="0">
                <text:p>0</text:p>
                <draw:g>
                  <svg:desc>Sheet1.D1:Sheet1.D64</svg:desc>
                </draw:g>
              </table:table-cell>
              <table:table-cell office:value-type="float" office:value="1">
                <text:p>1</text:p>
                <draw:g>
                  <svg:desc>Sheet1.E1:Sheet1.E64</svg:desc>
                </draw:g>
              </table:table-cell>
              <table:table-cell office:value-type="float" office:value="4">
                <text:p>4</text:p>
                <draw:g>
                  <svg:desc>Sheet1.F1:Sheet1.F64</svg:desc>
                </draw:g>
              </table:table-cell>
              <table:table-cell office:value-type="float" office:value="27">
                <text:p>27</text:p>
                <draw:g>
                  <svg:desc>Sheet1.G1:Sheet1.G64</svg:desc>
                </draw:g>
              </table:table-cell>
              <table:table-cell office:value-type="float" office:value="24">
                <text:p>24</text:p>
                <draw:g>
                  <svg:desc>Sheet1.H1:Sheet1.H64</svg:desc>
                </draw:g>
              </table:table-cell>
              <table:table-cell office:value-type="float" office:value="6">
                <text:p>6</text:p>
                <draw:g>
                  <svg:desc>Sheet1.I1:Sheet1.I64</svg:desc>
                </draw:g>
              </table:table-cell>
              <table:table-cell office:value-type="float" office:value="10">
                <text:p>10</text:p>
                <draw:g>
                  <svg:desc>Sheet1.J1:Sheet1.J64</svg:desc>
                </draw:g>
              </table:table-cell>
              <table:table-cell office:value-type="float" office:value="5">
                <text:p>5</text:p>
                <draw:g>
                  <svg:desc>Sheet1.K1:Sheet1.K64</svg:desc>
                </draw:g>
              </table:table-cell>
              <table:table-cell office:value-type="float" office:value="7">
                <text:p>7</text:p>
                <draw:g>
                  <svg:desc>Sheet1.L1:Sheet1.L64</svg:desc>
                </draw:g>
              </table:table-cell>
              <table:table-cell office:value-type="float" office:value="0">
                <text:p>0</text:p>
                <draw:g>
                  <svg:desc>Sheet1.M1:Sheet1.M64</svg:desc>
                </draw:g>
              </table:table-cell>
              <table:table-cell office:value-type="float" office:value="0">
                <text:p>0</text:p>
                <draw:g>
                  <svg:desc>Sheet1.N1:Sheet1.N64</svg:desc>
                </draw:g>
              </table:table-cell>
              <table:table-cell office:value-type="float" office:value="2">
                <text:p>2</text:p>
                <draw:g>
                  <svg:desc>Sheet1.O1:Sheet1.O64</svg:desc>
                </draw:g>
              </table:table-cell>
              <table:table-cell office:value-type="float" office:value="3">
                <text:p>3</text:p>
                <draw:g>
                  <svg:desc>Sheet1.P1:Sheet1.P64</svg:desc>
                </draw:g>
              </table:table-cell>
              <table:table-cell office:value-type="float" office:value="0">
                <text:p>0</text:p>
                <draw:g>
                  <svg:desc>Sheet1.Q1:Sheet1.Q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4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8">
                <text:p>98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5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8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